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ac12b" style:font-weight-asian="bold" style:font-weight-complex="bold"/>
    </style:style>
    <style:style style:name="P3" style:family="paragraph" style:parent-style-name="Standard">
      <style:text-properties fo:font-weight="normal" officeooo:paragraph-rsid="001ac12b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Heading_20_1">
      <style:text-properties fo:font-weight="normal" style:font-weight-asian="normal" style:font-weight-complex="normal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P23" style:family="paragraph" style:parent-style-name="Text_20_body" style:list-style-name="L16">
      <style:paragraph-properties fo:margin-top="0cm" fo:margin-bottom="0cm" style:contextual-spacing="false"/>
    </style:style>
    <style:style style:name="P24" style:family="paragraph" style:parent-style-name="Text_20_body" style:list-style-name="L16"/>
    <style:style style:name="P25" style:family="paragraph" style:parent-style-name="Text_20_body" style:list-style-name="L17">
      <style:paragraph-properties fo:margin-top="0cm" fo:margin-bottom="0cm" style:contextual-spacing="false"/>
    </style:style>
    <style:style style:name="P26" style:family="paragraph" style:parent-style-name="Text_20_body" style:list-style-name="L17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8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19"/>
    <style:style style:name="P31" style:family="paragraph" style:parent-style-name="Text_20_body" style:list-style-name="L20">
      <style:paragraph-properties fo:margin-top="0cm" fo:margin-bottom="0cm" style:contextual-spacing="false"/>
    </style:style>
    <style:style style:name="P32" style:family="paragraph" style:parent-style-name="Text_20_body" style:list-style-name="L20"/>
    <style:style style:name="P33" style:family="paragraph" style:parent-style-name="Text_20_body" style:list-style-name="L21">
      <style:paragraph-properties fo:margin-top="0cm" fo:margin-bottom="0cm" style:contextual-spacing="false"/>
    </style:style>
    <style:style style:name="P34" style:family="paragraph" style:parent-style-name="Text_20_body" style:list-style-name="L21"/>
    <style:style style:name="P35" style:family="paragraph" style:parent-style-name="Text_20_body" style:list-style-name="L22">
      <style:paragraph-properties fo:margin-top="0cm" fo:margin-bottom="0cm" style:contextual-spacing="false"/>
    </style:style>
    <style:style style:name="P36" style:family="paragraph" style:parent-style-name="Text_20_body" style:list-style-name="L22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3"/>
    <style:style style:name="P39" style:family="paragraph" style:parent-style-name="Text_20_body" style:list-style-name="L24">
      <style:paragraph-properties fo:margin-top="0cm" fo:margin-bottom="0cm" style:contextual-spacing="false"/>
    </style:style>
    <style:style style:name="P40" style:family="paragraph" style:parent-style-name="Text_20_body" style:list-style-name="L24"/>
    <style:style style:name="P41" style:family="paragraph" style:parent-style-name="Text_20_body" style:list-style-name="L25">
      <style:paragraph-properties fo:margin-top="0cm" fo:margin-bottom="0cm" style:contextual-spacing="false"/>
    </style:style>
    <style:style style:name="P42" style:family="paragraph" style:parent-style-name="Text_20_body" style:list-style-name="L25"/>
    <style:style style:name="P43" style:family="paragraph" style:parent-style-name="Text_20_body" style:list-style-name="L26">
      <style:paragraph-properties fo:margin-top="0cm" fo:margin-bottom="0cm" style:contextual-spacing="false"/>
    </style:style>
    <style:style style:name="P44" style:family="paragraph" style:parent-style-name="Text_20_body" style:list-style-name="L26">
      <style:paragraph-properties fo:margin-top="0cm" fo:margin-bottom="0cm" style:contextual-spacing="false"/>
      <style:text-properties officeooo:paragraph-rsid="001d6c64"/>
    </style:style>
    <style:style style:name="P45" style:family="paragraph" style:parent-style-name="Text_20_body" style:list-style-name="L26"/>
    <style:style style:name="P46" style:family="paragraph" style:parent-style-name="Text_20_body" style:list-style-name="L27">
      <style:paragraph-properties fo:margin-top="0cm" fo:margin-bottom="0cm" style:contextual-spacing="false"/>
    </style:style>
    <style:style style:name="P47" style:family="paragraph" style:parent-style-name="Text_20_body" style:list-style-name="L27"/>
    <style:style style:name="P48" style:family="paragraph" style:parent-style-name="Text_20_body" style:list-style-name="L28">
      <style:paragraph-properties fo:margin-top="0cm" fo:margin-bottom="0cm" style:contextual-spacing="false"/>
    </style:style>
    <style:style style:name="P49" style:family="paragraph" style:parent-style-name="Text_20_body" style:list-style-name="L28"/>
    <style:style style:name="P5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1" style:family="paragraph" style:parent-style-name="Standard">
      <style:text-properties officeooo:paragraph-rsid="0019a096"/>
    </style:style>
    <style:style style:name="P52" style:family="paragraph" style:parent-style-name="Standard">
      <style:text-properties fo:font-weight="bold" officeooo:paragraph-rsid="0019a096" style:font-weight-asian="bold" style:font-weight-complex="bold"/>
    </style:style>
    <style:style style:name="P53" style:family="paragraph" style:parent-style-name="Standard">
      <style:text-properties fo:font-weight="normal" officeooo:paragraph-rsid="0019a096" style:font-weight-asian="normal" style:font-weight-complex="normal"/>
    </style:style>
    <style:style style:name="P54" style:family="paragraph" style:parent-style-name="Text_20_body" style:list-style-name="L29">
      <style:text-properties fo:font-weight="normal" style:font-weight-asian="normal" style:font-weight-complex="normal"/>
    </style:style>
    <style:style style:name="P55" style:family="paragraph" style:parent-style-name="Text_20_body" style:list-style-name="L30">
      <style:text-properties fo:font-weight="normal" style:font-weight-asian="normal" style:font-weight-complex="normal"/>
    </style:style>
    <style:style style:name="P56" style:family="paragraph" style:parent-style-name="Text_20_body" style:list-style-name="L31">
      <style:text-properties fo:font-weight="normal" style:font-weight-asian="normal" style:font-weight-complex="normal"/>
    </style:style>
    <style:style style:name="P57" style:family="paragraph" style:parent-style-name="Text_20_body" style:list-style-name="L32">
      <style:text-properties fo:font-weight="bold" style:font-weight-asian="bold" style:font-weight-complex="bold"/>
    </style:style>
    <style:style style:name="P58" style:family="paragraph" style:parent-style-name="Text_20_body" style:list-style-name="L33">
      <style:text-properties fo:font-weight="bold" style:font-weight-asian="bold" style:font-weight-complex="bold"/>
    </style:style>
    <style:style style:name="P59" style:family="paragraph" style:parent-style-name="Text_20_body" style:list-style-name="L34">
      <style:text-properties fo:font-weight="normal" style:font-weight-asian="normal" style:font-weight-complex="normal"/>
    </style:style>
    <style:style style:name="P60" style:family="paragraph" style:parent-style-name="Text_20_body" style:list-style-name="L35">
      <style:text-properties fo:font-weight="bold" style:font-weight-asian="bold" style:font-weight-complex="bold"/>
    </style:style>
    <style:style style:name="P61" style:family="paragraph" style:parent-style-name="Text_20_body" style:list-style-name="L36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6c64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<text:span text:style-name="T1">20/02/2026</text:span></text:p>
      <text:p text:style-name="P1"/>
      <text:p text:style-name="P2">Objectif de la séance :</text:p>
      <text:p text:style-name="P2"/>
      <text:p text:style-name="P3">Définir précisément les classes de panneaux à détecterOptimiser le projet pour qu’il soit compatible avec un microcontrôleur (K210 / Maixduino)</text:p>
      <text:p text:style-name="P3"/>
      <text:p text:style-name="P3">Mettre en place un système automatique de récupération d’images pour créer un dataset propre</text:p>
      <text:p text:style-name="P4"/>
      <text:p text:style-name="P1">Notes de séance :</text:p>
      <text:p text:style-name="P4"/>
      <text:list text:style-name="L1">
        <text:list-item>
          <text:p text:style-name="P5">Réflexion sur l’architecture IA embarquée (contrainte mémoire / FPS / stabilité).</text:p>
        </text:list-item>
      </text:list>
      <text:list text:style-name="L2">
        <text:list-item>
          <text:p text:style-name="P6">Décision d’utiliser <text:span text:style-name="Strong_20_Emphasis">Tiny YOLOv2</text:span> pour la détection (modèle léger et compatible K210).</text:p>
        </text:list-item>
      </text:list>
      <text:list text:style-name="L3">
        <text:list-item>
          <text:p text:style-name="P7">Réduction du nombre de classes pour optimiser les performances embarquées.</text:p>
        </text:list-item>
      </text:list>
      <text:list text:style-name="L4">
        <text:list-item>
          <text:p text:style-name="P8">Classes finales retenues :</text:p>
        </text:list-item>
      </text:list>
      <text:list text:style-name="L5">
        <text:list-item>
          <text:p text:style-name="P9">AB4 (STOP)</text:p>
        </text:list-item>
        <text:list-item>
          <text:p text:style-name="P9">AB6 (Route prioritaire)</text:p>
        </text:list-item>
        <text:list-item>
          <text:p text:style-name="P9">AB3a (Cédez le passage)</text:p>
        </text:list-item>
        <text:list-item>
          <text:p text:style-name="P9">B14_30</text:p>
        </text:list-item>
        <text:list-item>
          <text:p text:style-name="P9">B14_70</text:p>
        </text:list-item>
        <text:list-item>
          <text:p text:style-name="P9">B14_130</text:p>
        </text:list-item>
      </text:list>
      <text:list text:style-name="L6">
        <text:list-item>
          <text:p text:style-name="P10">Mise en place d’un script Python pour télécharger automatiquement des images depuis Wikimedia Commons.</text:p>
        </text:list-item>
      </text:list>
      <text:list text:style-name="L7">
        <text:list-item>
          <text:p text:style-name="P11">Ajout d’un système anti-blocage :</text:p>
        </text:list-item>
      </text:list>
      <text:list text:style-name="L8">
        <text:list-item>
          <text:p text:style-name="P12">gestion des erreurs 429 (Too Many Requests)</text:p>
        </text:list-item>
        <text:list-item>
          <text:p text:style-name="P12">backoff exponentiel</text:p>
        </text:list-item>
        <text:list-item>
          <text:p text:style-name="P12">temporisation entre téléchargements</text:p>
        </text:list-item>
      </text:list>
      <text:list text:style-name="L9">
        <text:list-item>
          <text:p text:style-name="P13">Structuration propre du dataset dans <text:span text:style-name="Source_20_Text">data/dataset1/to_annotate/</text:span></text:p>
        </text:list-item>
      </text:list>
      <text:list text:style-name="L10">
        <text:list-item>
          <text:p text:style-name="P14">Choix de 600 images par classe pour assurer une bonne robustesse sans alourdir le modèle final.</text:p>
        </text:list-item>
      </text:list>
      <text:p text:style-name="Text_20_body"/>
      <text:p text:style-name="P15">Résultats obtenus </text:p>
      <text:list text:style-name="L11">
        <text:list-item>
          <text:p text:style-name="P16">✅ Liste de classes définitive validée</text:p>
        </text:list-item>
      </text:list>
      <text:list text:style-name="L12">
        <text:list-item>
          <text:p text:style-name="P17">✅ Architecture IA embarquée décidée (Tiny YOLOv2)</text:p>
        </text:list-item>
      </text:list>
      <text:list text:style-name="L13">
        <text:list-item>
          <text:p text:style-name="P18">✅ Script de téléchargement robuste prêt</text:p>
        </text:list-item>
      </text:list>
      <text:list text:style-name="L14">
        <text:list-item>
          <text:p text:style-name="P19">✅ Dataset 1 en cours de génération</text:p>
        </text:list-item>
      </text:list>
      <text:list text:style-name="L15">
        <text:list-item>
          <text:p text:style-name="P20">✅ Projet orienté vers une solution précise et optimisée pour microcontrôleur</text:p>
        </text:list-item>
      </text:list>
      <text:h text:style-name="P21" text:outline-level="1"><text:soft-page-break/>Date : 27/02/2026</text:h>
      <text:h text:style-name="P22" text:outline-level="2">Objectif de la séance :</text:h>
      <text:list text:style-name="L16">
        <text:list-item>
          <text:p text:style-name="P23">Repenser complètement la stratégie de dataset </text:p>
        </text:list-item>
        <text:list-item>
          <text:p text:style-name="P23">Adapter le projet aux contraintes du microcontrôleur </text:p>
        </text:list-item>
        <text:list-item>
          <text:p text:style-name="P24">Simplifier les classes pour améliorer les performances </text:p>
        </text:list-item>
      </text:list>
      <text:h text:style-name="P22" text:outline-level="2">Notes de séance :</text:h>
      <text:list text:style-name="L17">
        <text:list-item>
          <text:p text:style-name="P25">Abandon de l’utilisation directe du dataset FTSC (trop de bruit et d’images inutiles). </text:p>
        </text:list-item>
        <text:list-item>
          <text:p text:style-name="P25">Réflexion sur la contrainte principale : </text:p>
          <text:list>
            <text:list-item>
              <text:p text:style-name="P25">mémoire limitée </text:p>
            </text:list-item>
            <text:list-item>
              <text:p text:style-name="P25">besoin de stabilité en temps réel </text:p>
            </text:list-item>
          </text:list>
        </text:list-item>
        <text:list-item>
          <text:p text:style-name="P25">Décision de réduire drastiquement le nombre de classes. </text:p>
        </text:list-item>
        <text:list-item>
          <text:p text:style-name="P25">Passage d’un modèle complexe (beaucoup de classes) à un modèle optimisé embarqué. </text:p>
        </text:list-item>
        <text:list-item>
          <text:p text:style-name="P25">Introduction du concept :<text:line-break/><text:span text:style-name="Strong_20_Emphasis">détection simple + classification (séparation des tâches)</text:span> </text:p>
        </text:list-item>
        <text:list-item>
          <text:p text:style-name="P25">Choix d’un modèle <text:span text:style-name="Strong_20_Emphasis">Tiny YOLOv2</text:span> pour rester compatible K210. </text:p>
        </text:list-item>
        <text:list-item>
          <text:p text:style-name="P25">Définition d’un pipeline propre : </text:p>
          <text:list>
            <text:list-item>
              <text:p text:style-name="P25">dataset contrôlé </text:p>
            </text:list-item>
            <text:list-item>
              <text:p text:style-name="P25">images réalistes uniquement </text:p>
            </text:list-item>
            <text:list-item>
              <text:p text:style-name="P26">suppression des icônes / dessins </text:p>
            </text:list-item>
          </text:list>
        </text:list-item>
      </text:list>
      <text:h text:style-name="P22" text:outline-level="2">Résultats obtenus :</text:h>
      <text:list text:style-name="L18">
        <text:list-item>
          <text:p text:style-name="P27">✅ Nouvelle stratégie IA validée </text:p>
        </text:list-item>
        <text:list-item>
          <text:p text:style-name="P27">✅ Pipeline optimisé pour embarqué défini </text:p>
        </text:list-item>
        <text:list-item>
          <text:p text:style-name="P28">✅ Réduction de la complexité du projet </text:p>
        </text:list-item>
      </text:list>
      <text:p text:style-name="Horizontal_20_Line"/>
      <text:h text:style-name="P21" text:outline-level="1"><text:s/>Date : 06/03/2026</text:h>
      <text:h text:style-name="P22" text:outline-level="2">Objectif de la séance :</text:h>
      <text:list text:style-name="L19">
        <text:list-item>
          <text:p text:style-name="P29">Commencer la création d’un dataset personnalisé </text:p>
        </text:list-item>
        <text:list-item>
          <text:p text:style-name="P30">Trouver une méthode fiable pour récupérer des images pertinentes </text:p>
        </text:list-item>
      </text:list>
      <text:h text:style-name="P22" text:outline-level="2">Notes de séance :</text:h>
      <text:list text:style-name="L20">
        <text:list-item>
          <text:p text:style-name="P31">Tentatives de récupération automatique d’images via scripts Python. </text:p>
        </text:list-item>
        <text:list-item>
          <text:p text:style-name="P31">Problèmes rencontrés : </text:p>
          <text:list>
            <text:list-item>
              <text:p text:style-name="P31">erreurs API </text:p>
            </text:list-item>
            <text:list-item>
              <text:p text:style-name="P31">limitations de requêtes (HTTP 429) </text:p>
            </text:list-item>
            <text:list-item>
              <text:p text:style-name="P31">images non pertinentes (icônes, dessins) </text:p>
            </text:list-item>
          </text:list>
        </text:list-item>
        <text:list-item>
          <text:p text:style-name="P31"><text:soft-page-break/>Mise en place d’un script robuste : </text:p>
          <text:list>
            <text:list-item>
              <text:p text:style-name="P31">gestion des erreurs </text:p>
            </text:list-item>
            <text:list-item>
              <text:p text:style-name="P31">temporisation </text:p>
            </text:list-item>
            <text:list-item>
              <text:p text:style-name="P31">filtrage des extensions </text:p>
            </text:list-item>
          </text:list>
        </text:list-item>
        <text:list-item>
          <text:p text:style-name="P32">Décision importante :<text:line-break/> privilégier <text:span text:style-name="Strong_20_Emphasis">la récupération manuelle</text:span> pour garantir la qualité </text:p>
        </text:list-item>
      </text:list>
      <text:h text:style-name="P22" text:outline-level="2">Résultats obtenus :</text:h>
      <text:list text:style-name="L21">
        <text:list-item>
          <text:p text:style-name="P33">✅ Script de téléchargement fonctionnel </text:p>
        </text:list-item>
        <text:list-item>
          <text:p text:style-name="P33">✅ Compréhension des limites des datasets automatiques </text:p>
        </text:list-item>
        <text:list-item>
          <text:p text:style-name="P34">✅ Décision de construire un dataset contrôlé manuellement </text:p>
        </text:list-item>
      </text:list>
      <text:p text:style-name="Horizontal_20_Line"/>
      <text:h text:style-name="P21" text:outline-level="1"><text:s/>Date : 20/03/2026</text:h>
      <text:h text:style-name="P22" text:outline-level="2">Objectif de la séance :</text:h>
      <text:list text:style-name="L22">
        <text:list-item>
          <text:p text:style-name="P35">Construire un dataset propre et réaliste </text:p>
        </text:list-item>
        <text:list-item>
          <text:p text:style-name="P36">Définir les classes finales du modèle </text:p>
        </text:list-item>
      </text:list>
      <text:h text:style-name="P22" text:outline-level="2">Notes de séance :</text:h>
      <text:list text:style-name="L23">
        <text:list-item>
          <text:p text:style-name="P37">Choix final des classes optimisées : </text:p>
          <text:list>
            <text:list-item>
              <text:p text:style-name="P37">AB4 (STOP) </text:p>
            </text:list-item>
            <text:list-item>
              <text:p text:style-name="P37">AB6 (route prioritaire) </text:p>
            </text:list-item>
            <text:list-item>
              <text:p text:style-name="P37">AB3a (cédez le passage) </text:p>
            </text:list-item>
            <text:list-item>
              <text:p text:style-name="P37">B14_30 </text:p>
            </text:list-item>
            <text:list-item>
              <text:p text:style-name="P37">B14_50 </text:p>
            </text:list-item>
            <text:list-item>
              <text:p text:style-name="P37">B14_110 </text:p>
            </text:list-item>
          </text:list>
        </text:list-item>
        <text:list-item>
          <text:p text:style-name="P37">Justification : </text:p>
          <text:list>
            <text:list-item>
              <text:p text:style-name="P37">panneaux fréquents </text:p>
            </text:list-item>
            <text:list-item>
              <text:p text:style-name="P37">pertinents pour l’IHM </text:p>
            </text:list-item>
            <text:list-item>
              <text:p text:style-name="P37">faciles à reconnaître </text:p>
            </text:list-item>
          </text:list>
        </text:list-item>
        <text:list-item>
          <text:p text:style-name="P37">Début de collecte manuelle d’images (Google Images). </text:p>
        </text:list-item>
        <text:list-item>
          <text:p text:style-name="P37">Critères de sélection définis : </text:p>
          <text:list>
            <text:list-item>
              <text:p text:style-name="P37">images réelles uniquement </text:p>
            </text:list-item>
            <text:list-item>
              <text:p text:style-name="P37">différentes distances </text:p>
            </text:list-item>
            <text:list-item>
              <text:p text:style-name="P37">angles variés </text:p>
            </text:list-item>
            <text:list-item>
              <text:p text:style-name="P38">conditions lumineuses variées </text:p>
            </text:list-item>
          </text:list>
        </text:list-item>
      </text:list>
      <text:h text:style-name="P22" text:outline-level="2">Résultats obtenus :</text:h>
      <text:list text:style-name="L24">
        <text:list-item>
          <text:p text:style-name="P39">✅ Classes finales validées </text:p>
        </text:list-item>
        <text:list-item>
          <text:p text:style-name="P39">✅ Méthode de collecte optimisée </text:p>
        </text:list-item>
        <text:list-item>
          <text:p text:style-name="P40"><text:soft-page-break/>✅ Dataset en cours de construction </text:p>
        </text:list-item>
      </text:list>
      <text:p text:style-name="Horizontal_20_Line"/>
      <text:h text:style-name="P21" text:outline-level="1">📅 Date : 27/03/2026</text:h>
      <text:h text:style-name="P22" text:outline-level="2">Objectif de la séance :</text:h>
      <text:list text:style-name="L25">
        <text:list-item>
          <text:p text:style-name="P41">Avancer fortement sur la construction du dataset </text:p>
        </text:list-item>
        <text:list-item>
          <text:p text:style-name="P42">Structurer les données pour l’entraînement </text:p>
        </text:list-item>
      </text:list>
      <text:h text:style-name="P22" text:outline-level="2">Notes de séance :</text:h>
      <text:list text:style-name="L26">
        <text:list-item>
          <text:p text:style-name="P43">Récupération manuelle d’images de haute qualité : </text:p>
          <text:list>
            <text:list-item>
              <text:p text:style-name="P43"><text:span text:style-name="Strong_20_Emphasis">AB4 (STOP)</text:span> → 475 images </text:p>
            </text:list-item>
            <text:list-item>
              <text:p text:style-name="P43"><text:span text:style-name="Strong_20_Emphasis">AB6 (priorité)</text:span> → 474 images </text:p>
            </text:list-item>
            <text:list-item>
              <text:p text:style-name="P43"><text:span text:style-name="Strong_20_Emphasis">AB3a (cédez le passage)</text:span> → 425 images </text:p>
            </text:list-item>
            <text:list-item>
              <text:p text:style-name="P43"><text:span text:style-name="Strong_20_Emphasis">B14_30</text:span> → 400 images </text:p>
            </text:list-item>
            <text:list-item>
              <text:p text:style-name="P44"><text:span text:style-name="Strong_20_Emphasis">B14_</text:span><text:span text:style-name="Strong_20_Emphasis"><text:span text:style-name="T2">50</text:span></text:span> → 400 images </text:p>
            </text:list-item>
            <text:list-item>
              <text:p text:style-name="P44"><text:span text:style-name="Strong_20_Emphasis">B14_</text:span><text:span text:style-name="Strong_20_Emphasis"><text:span text:style-name="T2">110</text:span></text:span> → 400 images </text:p>
            </text:list-item>
          </text:list>
        </text:list-item>
        <text:list-item>
          <text:p text:style-name="P43">Ajustement des classes : </text:p>
          <text:list>
            <text:list-item>
              <text:p text:style-name="P43">remplacement de 130 par 110 (plus réaliste) </text:p>
            </text:list-item>
            <text:list-item>
              <text:p text:style-name="P43">remplacement de 70 par 50 (plus fréquent) </text:p>
            </text:list-item>
          </text:list>
        </text:list-item>
        <text:list-item>
          <text:p text:style-name="P43">Mise en place d’une logique dataset cohérente : </text:p>
          <text:list>
            <text:list-item>
              <text:p text:style-name="P43">dossiers par classe </text:p>
            </text:list-item>
            <text:list-item>
              <text:p text:style-name="P43">images homogènes (≈600×600) </text:p>
            </text:list-item>
          </text:list>
        </text:list-item>
        <text:list-item>
          <text:p text:style-name="P43">Compréhension importante :<text:line-break/> le nombre d’images n’impacte pas la taille du modèle </text:p>
        </text:list-item>
        <text:list-item>
          <text:p text:style-name="P43">Optimisation du dataset pour : </text:p>
          <text:list>
            <text:list-item>
              <text:p text:style-name="P43">robustesse </text:p>
            </text:list-item>
            <text:list-item>
              <text:p text:style-name="P43">diversité </text:p>
            </text:list-item>
            <text:list-item>
              <text:p text:style-name="P45">conditions réelles </text:p>
            </text:list-item>
          </text:list>
        </text:list-item>
      </text:list>
      <text:h text:style-name="P22" text:outline-level="2">Résultats obtenus :</text:h>
      <text:list text:style-name="L27">
        <text:list-item>
          <text:p text:style-name="P46">✅ Dataset constitué (~<text:span text:style-name="T2">22</text:span>00 images) </text:p>
        </text:list-item>
        <text:list-item>
          <text:p text:style-name="P46">✅ Qualité des données bien meilleure que dataset automatique </text:p>
        </text:list-item>
        <text:list-item>
          <text:p text:style-name="P46">✅ Classes finales cohérentes et adaptées à l’embarqué </text:p>
        </text:list-item>
        <text:list-item>
          <text:p text:style-name="P47">✅ Projet prêt pour la phase de nettoyage et annotation </text:p>
        </text:list-item>
      </text:list>
      <text:p text:style-name="Horizontal_20_Line"/>
      <text:h text:style-name="P21" text:outline-level="1">🔜 Prochaine étape globale du projet</text:h>
      <text:list text:style-name="L28">
        <text:list-item>
          <text:p text:style-name="P48">Nettoyage automatique du dataset </text:p>
        </text:list-item>
        <text:list-item>
          <text:p text:style-name="P48">Annotation avec LabelMe </text:p>
        </text:list-item>
        <text:list-item>
          <text:p text:style-name="P48"><text:soft-page-break/>Conversion vers YOLOv2 </text:p>
        </text:list-item>
        <text:list-item>
          <text:p text:style-name="P48">Entraînement du modèle Tiny YOLOv2 </text:p>
        </text:list-item>
        <text:list-item>
          <text:p text:style-name="P49">Déploiement sur la Maixduino</text:p>
        </text:list-item>
      </text:list>
      <text:p text:style-name="P4"/>
      <text:p text:style-name="P50"/>
      <text:p text:style-name="Standard"><text:span text:style-name="T3">Date : </text:span>13/02/2026 </text:p>
      <text:p text:style-name="P51"/>
      <text:p text:style-name="P52">Objectif de la séance :</text:p>
      <text:p text:style-name="P51"/>
      <text:p text:style-name="P51">Mettre en place l’environnement de travail (VS Code + arborescence du projet)<text:line-break/>Préparer la carte Maixduino (K210) et vérifier le fonctionnement de la caméra<text:line-break/>Commencer la préparation du dataset (panneaux français) pour annotation future avec LabelMe</text:p>
      <text:p text:style-name="Standard"/>
      <text:p text:style-name="P52">Notes de séance :</text:p>
      <text:p text:style-name="P53">Installation et prise en main de MaixPy IDE</text:p>
      <text:list text:style-name="L29">
        <text:list-header>
          <text:p text:style-name="P54">Connexion de la carte en USB, identification des ports COM sur Windows</text:p>
        </text:list-header>
      </text:list>
      <text:list text:style-name="L30">
        <text:list-header>
          <text:p text:style-name="P55">Test caméra validé (affichage image en temps réel)</text:p>
        </text:list-header>
      </text:list>
      <text:list text:style-name="L31">
        <text:list-header>
          <text:p text:style-name="P56">Création d’une arborescence de projet propre sous VS Code (data / src / models / firmware)</text:p>
        </text:list-header>
      </text:list>
      <text:list text:style-name="L32">
        <text:list-header>
          <text:p text:style-name="P57"><text:span text:style-name="T1">Téléchargement du dataset </text:span><text:span text:style-name="Strong_20_Emphasis"><text:span text:style-name="T1">FTSC</text:span></text:span><text:span text:style-name="T1"> (panneaux français) via GitHub dans </text:span><text:span text:style-name="Source_20_Text"><text:span text:style-name="T1">data/ftsc</text:span></text:span></text:p>
        </text:list-header>
      </text:list>
      <text:list text:style-name="L33">
        <text:list-header>
          <text:p text:style-name="P58"><text:span text:style-name="T1">Copie des images du dataset vers </text:span><text:span text:style-name="Source_20_Text"><text:span text:style-name="T1">data/labelme/train</text:span></text:span><text:span text:style-name="T1"> pour préparer l’annotation</text:span></text:p>
        </text:list-header>
      </text:list>
      <text:list text:style-name="L34">
        <text:list-header>
          <text:p text:style-name="P59">Tentative de nettoyage automatique des images : suppression des images trop petites (min 160×160)</text:p>
        </text:list-header>
      </text:list>
      <text:list text:style-name="L35">
        <text:list-header>
          <text:p text:style-name="P60"><text:span text:style-name="T1">Difficulté rencontrée : exécution de commandes type “bash” non compatibles PowerShell (correction : passer par script </text:span><text:span text:style-name="Source_20_Text"><text:span text:style-name="T1">.py</text:span></text:span><text:span text:style-name="T1">)</text:span></text:p>
        </text:list-header>
      </text:list>
      <text:list text:style-name="L36">
        <text:list-header>
          <text:p text:style-name="P61"><text:span text:style-name="T1">Attention : exécuter les commandes depuis le dossier projet (éviter </text:span><text:span text:style-name="Source_20_Text"><text:span text:style-name="T1">C:\Windows\System32</text:span></text:span><text:span text:style-name="T1">)</text:span></text:p>
        </text:list-header>
      </text:list>
      <text:p text:style-name="P1"/>
      <text:p text:style-name="Standard"/>
      <text:p text:style-name="P52">Résultats obtenus :</text:p>
      <text:p text:style-name="P53">Carte Maixduino connectée et opérationnelle, caméra fonctionnelle<text:line-break/>Projet VS Code créé et organisé<text:line-break/>Dataset FTSC téléchargé (panneaux français) et copié dans le dossier d’annotation<text:line-break/>Nettoyage effectué : 412 images gardées, 10 547 supprimées (images trop petites/icônes/miniatures)<text:line-break/>Prochaine étape identifiée : extraire/filtrer uniquement les panneaux souhaités (STOP, sens interdit, priorités, limitations) puis annotation avec Label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08:33:31.537203400</meta:creation-date>
    <dc:date>2026-03-27T07:42:51.805623900</dc:date>
    <meta:editing-duration>PT3H29M49S</meta:editing-duration>
    <meta:editing-cycles>2</meta:editing-cycles>
    <meta:generator>LibreOffice/25.8.5.2$Windows_X86_64 LibreOffice_project/9c8b85f387cc00a89945a79c9e6239f32e450ac2</meta:generator>
    <meta:print-date>2026-03-27T07:30:34.629433200</meta:print-date>
    <meta:printed-by>PDF files</meta:printed-by>
    <meta:document-statistic meta:table-count="0" meta:image-count="0" meta:object-count="0" meta:page-count="6" meta:paragraph-count="144" meta:word-count="1011" meta:character-count="6208" meta:non-whitespace-character-count="5366"/>
  </office:meta>
</office:document-meta>
</file>